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/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ort końcowy projektu Faktury.</text:p>
      <text:p text:style-name="Standard">Adresat: dr inż. Jacek Kołodziej</text:p>
      <text:p text:style-name="Standard"/>
      <text:p text:style-name="Standard">Wykonawcy:</text:p>
      <text:list text:style-name="L1">
        <text:list-item>
          <text:p text:style-name="P2">Daniel Krysiak</text:p>
        </text:list-item>
        <text:list-item>
          <text:p text:style-name="P2">Przemysław Szpunar</text:p>
        </text:list-item>
        <text:list-item>
          <text:p text:style-name="P2">Grzegorz Śmierzchalski</text:p>
        </text:list-item>
      </text:list>
      <text:p text:style-name="Standard"/>
      <text:p text:style-name="Standard"/>
      <text:p text:style-name="Standard">FAKTURY &lt;logo&gt;</text:p>
      <text:h text:style-name="P1" text:outline-level="2">Charakterystyka projektu</text:h>
      <text:p text:style-name="Standard"/>
      <text:p text:style-name="Standard">Celem projektu było zrealizowanie prostego programu do wystawiania faktur, obsługiwanego przez jednego użytkownika na lokalnej bazie danych (SQLite3). Międzyplatformowego i Wolnego, dlatego użyto przenośnych bibliotek i Wolnych narzędzi: <text:span text:style-name="T1">SQLite3</text:span>, <text:span text:style-name="T1">QT4.5 SDK</text:span>, <text:span text:style-name="T1">G++</text:span>. Program był testowany w środowiskach <text:span text:style-name="T1">Linux 32 i 64 bit</text:span>, oraz <text:span text:style-name="T1">Windows XP 32 bit</text:span>, powinien jednak działać także na wszystkich innych platformach Unix, MAC, oraz prawdopodobnie ARM (w tym Windows CE, Android, etc.)</text:p>
      <text:p text:style-name="Standard"/>
      <text:p text:style-name="Standard">Program uwzględnia cykl życia faktury, tj.: WZ, Faktura, Korekta. Pilnuje spójności danych na wystawionych fakturach.</text:p>
      <text:p text:style-name="Standard"/>
      <text:p text:style-name="Standard">Funkcjonalności zaimplementowane do tej pory: dodawania/aktualizacja/usuwanie/wyszukiwanie klientów i produktów.</text:p>
      <text:h text:style-name="P1" text:outline-level="2">Przebieg realizacji projektu</text:h>
      <text:p text:style-name="Text_20_body">W trakcie realizacji nie doszło do znacznych odchyleń względem wstępnie przyjętego harmonogramu, głównie dzięki uniezależnieniu modułów programu.</text:p>
      <text:p text:style-name="Text_20_body">Pojawiły się problemy z kompatybilnością kodowania znaków – zapomniano tego ustalić w fazie projektowania, oraz nie przewidziano problemów z UTF-8 w QTCreatorze. By temu zapobiec, trzeba było zweryfikować kompatybilność środowisk w trakcie projektowania.</text:p>
      <text:p text:style-name="Text_20_body">Pojawiły się opóźnienia ze względu na archaiczny interfejs SQLite3 dla C++. By temu zapobiec, trzeba było w fazie analizy przyjrzeć się temu interfejsowi i ew. wybrać jakieś inne API (nakładkę) na SQLite3, najlepiej zrealizowaną obiektowo, dedykowaną dla C++, a nie czystego C.</text:p>
      <text:p text:style-name="Text_20_body"/>
      <text:p text:style-name="Text_20_body">Pojawiły się problem z testami automatycznymi części kontrolerów z powodu zaborczości QT uniemożliwiającej/utrudniającej wprowadzanie własnego kodu. Zamieszczanie wywołania funkcji testowych w konstruktorach było jedyną możliwością ale nie pozwala to na pełną automatykę testu. <text:s/>Można było temu zapobiec poświęcając więcej czasu na zapoznanie się z funkcjonalnościami wbudowanymi w QT na co znowu było zbyt mało czasu.</text:p>
      <text:h text:style-name="P1" text:outline-level="2">Metodyki i narzędzia.</text:h>
      <text:p text:style-name="Standard"/>
      <text:p text:style-name="Standard">Do realizacji projektu wykorzystano platformę Google Code (faktury.googlecode.com), wraz z repozytorium SVN, oraz bugtrackiem. Ponadto zespół wykorzystywał forum dyskusyjne PhpBB 3 na serwerach Rootnode (dext.rootnode.net/faktury) oraz wspólną skrzynkę pocztową, gdzie wysyłane były automatyczne informacje o zachodzących w projekcie zmianach.</text:p>
      <text:p text:style-name="Standard"/>
      <text:p text:style-name="Standard">Projekt był realizowany w duchu FLOSS, dlatego został wydany na licencji GPLv3.</text:p>
      <text:p text:style-name="Standard"/>
      <text:p text:style-name="Standard">Program został zrealizowany zgodnie z wzorcem <text:span text:style-name="T1">MVC</text:span>. Ze względu na to, iż zespół projektowy używał różnych środowisk i narzędzi (QTCreator, NetBeans, Linux, Windows), oraz na wyodrębnienie obszarów odpowiedzialności, projekt został podzielony na 3 niemal całkowicie niezależne moduły: <text:span text:style-name="T1">Modelu (Daniel Krysiak), Widoku (Grzegorz Śmierzchalski), oraz Kontrolerów (Przemysław Szpunar)</text:span>. Widoki można oglądać niezależnie od reszty projektu wszędzie tam gdzie jest dostępny QTDesigner, Model można skompilować i przetestować samodzielnie. Dopiero warstwa Kontrolerów, która składa program w całość wymaga obecności całego kodu.</text:p>
      <text:p text:style-name="Standard"/>
      <text:p text:style-name="Standard">Kod został udokumentowany w plikach źródłowych, oraz został w dużej części pokryty testami automatycznymi.</text:p>
      <text:h text:style-name="P1" text:outline-level="2">Testowanie</text:h>
      <text:p text:style-name="Text_20_body">Program przechodzi pomyślnie ręczne testy zaimplementowanej funkcjonalności.</text:p>
      <text:p text:style-name="Text_20_body">Kod modelu został w 100% pokryty testami automatycznymi.</text:p>
      <text:p text:style-name="Text_20_body">Kod Kontrolerów został pobieżnie pokryty testami. QT jest zaprojektowane tak że testy automatyczne są bardzo ciężkie do wykonania albo i niemożliwe(Przy tej ilosci czasu). Przetestowana funkcjonalność to dodawanie klientów – Wykorzystywane jest do tego też wyszukiwanie i usuwanie ale nie są one pokryte testami bezpośredn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l" fo:country="PL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6-09T09:12:17</meta:creation-date>
    <dc:creator>Eliam</dc:creator>
    <dc:date>2009-06-09T21:16:22</dc:date>
    <meta:editing-cycles>10</meta:editing-cycles>
    <meta:editing-duration>PT55M27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5" meta:paragraph-count="25" meta:word-count="472" meta:character-count="3625"/>
  </office:meta>
</office:document-meta>
</file>